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participant reads the home text information)</text:span></text:p>
      <text:p text:style-name="P1"><text:span text:style-name="T1"><text:s text:c="4"/>1.a Was the information presented enough for you to get an overall understanding of the SERDIF framework?</text:span></text:p>
      <text:p text:style-name="P1"><text:span text:style-name="T1"><text:s text:c="4"/>Okay, task completed.</text:span></text:p>
      <text:p text:style-name="P1"><text:span text:style-name="T1"><text:s text:c="4"/>MODERATOR: Would you mind answering the questions in the task aloud please?</text:span></text:p>
      <text:p text:style-name="P1"><text:span text:style-name="T1"><text:s text:c="4"/>So, I got an overall understanding. There were a few syntax errors and typos in there.</text:span></text:p>
      <text:p text:style-name="P1"><text:span text:style-name="T1"><text:s text:c="4"/>I don't think I would add anything </text:span>besides<text:span text:style-name="T1"> giving an example of a potential use case. Moving from the abstract to the specific.</text:span></text:p>
      <text:p text:style-name="P1"><text:span text:style-name="T1"><text:s text:c="4"/>1.b If not, what information would you add?</text:span></text:p>
      <text:p text:style-name="P1"><text:span text:style-name="T1">2 Login with the credentials provided in the invitation email.</text:span></text:p>
      <text:p text:style-name="P1"><text:span text:style-name="T1"><text:tab/>Okay, so I've logged in already.</text:span></text:p>
      <text:p text:style-name="P1"><text:span text:style-name="T1">3 Submit a query using the input options available in the ‘Query’ tab on the left panel.</text:span></text:p>
      <text:p text:style-name="P1"><text:span text:style-name="T1"><text:s text:c="4"/>3.a Please explain and justify aloud the specific choices that you make.</text:span></text:p>
      <text:p text:style-name="P1"><text:span text:style-name="T1"><text:tab/><text:tab/></text:span>The c<text:span text:style-name="T1">ase study is: example events in Ireland, so I only have one option in there.</text:span></text:p>
      <text:p text:style-name="P1"><text:span text:style-name="T1"><text:tab/><text:tab/>It is not clear what those events are.</text:span></text:p>
      <text:p text:style-name="P1"><text:span text:style-name="T1"><text:tab/><text:tab/>I am looking at these possible, definite, no or high probability, which implies we are talking about flare events I suspect.</text:span></text:p>
      <text:p text:style-name="P1"><text:span text:style-name="T1"><text:tab/><text:tab/>Event classified as definite by an agent. It is hard to get rid </text:span>of<text:span text:style-name="T1"> that (referring to the event pop up info box). Oh, I need to click that again.</text:span></text:p>
      <text:p text:style-name="P1"><text:span text:style-name="T1"><text:tab/><text:tab/>I can see that these are possible, definite, no or high probability flare events. From a researcher perspective it does not make a lot of sense to separate these out but irrespective I will choose definite and high probability. Generally, when we do research we combine these two groups.</text:span></text:p>
      <text:p text:style-name="P1"><text:span text:style-name="T1"><text:tab/><text:tab/>So we are going to look at the county now.</text:span></text:p>
      <text:p text:style-name="P1"><text:span text:style-name="T1"><text:tab/><text:tab/>Time window length ... I presume that means the interval to query. I think this should be months rather than days. At least in my use case, it does not make sense to look at a day interval. But we can increase this to 44 days.</text:span></text:p>
      <text:p text:style-name="P1"><text:span text:style-name="T1"><text:tab/><text:tab/>MODERATOR: Would you mind selecting only a few days due to a memory problem I have with the current deployment of the dashboard?</text:span></text:p>
      <text:p text:style-name="P1"><text:soft-page-break/><text:span text:style-name="T1"><text:tab/><text:tab/>Okay.</text:span></text:p>
      <text:p text:style-name="P1"><text:span text:style-name="T1"><text:tab/><text:tab/>Time window lag ... This is presumably looking at introducing a lag period of X amount of days. For a flare event, we might want to look at 10 days.</text:span></text:p>
      <text:p text:style-name="P1"><text:span text:style-name="T1"><text:tab/><text:tab/>Click to check data availability.</text:span></text:p>
      <text:p text:style-name="P1"><text:span text:style-name="T1"><text:tab/><text:tab/>Events and envo data sets, envo I guess it means environmental. This is not exactly clear, I would use the term environmental there.</text:span></text:p>
      <text:p text:style-name="P1"><text:span text:style-name="T1"><text:tab/><text:tab/>So there are 19 events and 4 data sets being buried.</text:span></text:p>
      <text:p text:style-name="P1"><text:span text:style-name="T1"><text:tab/><text:tab/>(The participant reads the temporal unit tool tip)</text:span></text:p>
      <text:p text:style-name="P1"><text:span text:style-name="T1"><text:tab/><text:tab/>I will pick days.</text:span></text:p>
      <text:p text:style-name="P1"><text:span text:style-name="T1"><text:tab/><text:tab/>We are asked to choose an aggregation method but of course the aggregation method depends on the variable under discussion. It will differ if we are talking about rainfall or whatever. I don't think you can apply an aggregation method to the overall data set. For the purposes of this we will choose min/max, this should be min and max. There is no rationale to choose min or max separately. These two should be combined.</text:span></text:p>
      <text:p text:style-name="P1"><text:span text:style-name="T1"><text:s text:c="4"/>3.b Are the query input options clear to you?</text:span></text:p>
      <text:p text:style-name="P1"><text:span text:style-name="T1"><text:s text:c="4"/><text:tab/>So I have been explaining and justifying the choices as I went along and I have indicated where the inputs are not clear. Particularly, I would use the term environmental instead of envo.</text:span></text:p>
      <text:p text:style-name="P1"><text:span text:style-name="T1"><text:s text:c="4"/>3.c Would you add any extra information to get a better understanding?</text:span></text:p>
      <text:p text:style-name="P1"><text:span text:style-name="T1"><text:s text:c="4"/><text:tab/>Well, I think as I explained along, I would add what is an event and what the event types mean. These were not very clear.</text:span></text:p>
      <text:p text:style-name="P1"><text:span text:style-name="T1"><text:s text:c="4"/>3.d After completing all the inputs, please click the ‘Submit’ button once</text:span></text:p>
      <text:p text:style-name="P1"><text:span text:style-name="T1">4 Explore the ‘Q1’ tab generated after submitting a query.</text:span></text:p>
      <text:p text:style-name="P1"><text:span text:style-name="T1"><text:s text:c="4"/>4.a Read the information provided in the introductory paragraph.</text:span></text:p>
      <text:p text:style-name="P1"><text:span text:style-name="T1"><text:s text:c="4"/><text:tab/>So I will just read this.</text:span></text:p>
      <text:p text:style-name="P1"><text:span text:style-name="T1"><text:tab/><text:tab/>(The participant reads the introductory paragraph)</text:span></text:p>
      <text:p text:style-name="P1"><text:span text:style-name="T1"><text:tab/><text:tab/>Comprehend is a poor word there. Yeah, so this sentence needs to be rewritten as I don't really know what it means.</text:span></text:p>
      <text:p text:style-name="P1"><text:span text:style-name="T1"><text:tab/><text:tab/>Okay, so we have a couple of blue buttons there.</text:span></text:p>
      <text:p text:style-name="P1"><text:span text:style-name="T1"><text:tab/><text:tab/>Maybe you can put a little information box to explain the meaning of data provenance and lineage. Perhaps, just put one beside each of these buttons to provide a bit </text:span>more information<text:span text:style-name="T1">. Particularly, these two on the left.</text:span></text:p>
      <text:p text:style-name="P1"><text:span text:style-name="T1"><text:tab/><text:tab/>So data table, I would separate those terms into data and table, not data table.</text:span></text:p>
      <text:p text:style-name="P1"><text:soft-page-break/><text:span text:style-name="T1"><text:tab/><text:tab/>Okay so we got a data table, heat map, box plot and polar plot.</text:span></text:p>
      <text:p text:style-name="P1"><text:span text:style-name="T1"><text:tab/><text:tab/>(The participant reads the data background information)</text:span></text:p>
      <text:p text:style-name="P1"><text:span text:style-name="T1"><text:tab/><text:tab/>So how do we know if data is normally distributed</text:span>? Are<text:span text:style-name="T1"> we supposed to know this before we start?</text:span></text:p>
      <text:p text:style-name="P1"><text:span text:style-name="T1"><text:tab/><text:tab/>The </text:span>assumption is<text:span text:style-name="T1"> that we know </text:span>whether it is normally<text:span text:style-name="T1"> distributed. </text:span>Y<text:span text:style-name="T1">ou might need something there to </text:span>advise<text:span text:style-name="T1"> people about that.</text:span></text:p>
      <text:p text:style-name="P1"><text:span text:style-name="T1"><text:tab/><text:tab/>DateT I don't know what the T means ...<text:tab/><text:tab/></text:span></text:p>
      <text:p text:style-name="P1"><text:span text:style-name="T1"><text:tab/><text:tab/>MODERATOR: Before exploring the data table, do you mind completing task 4 please?</text:span></text:p>
      <text:p text:style-name="P1"><text:span text:style-name="T1"><text:tab/><text:tab/>Okay.</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So, again for usability all of </text:span>these<text:span text:style-name="T1"> are in variable names in a </text:span>database<text:span text:style-name="T1">. Perhaps, these can have a more readable data label.</text:span></text:p>
      <text:p text:style-name="P1"><text:span text:style-name="T1"><text:s text:c="8"/><text:tab/>Okay, the case study of the event in Ireland.</text:span></text:p>
      <text:p text:style-name="P1"><text:span text:style-name="T1"><text:s text:c="8"/><text:tab/>I don't know what eg: means here, it implies you are providing an example of something. I presume each row represents an event, so </text:span>if you<text:span text:style-name="T1"> would take out the eg: it would make sense.</text:span></text:p>
      <text:p text:style-name="P1"><text:span text:style-name="T1"><text:s text:c="8"/><text:tab/>The numbers in the events are not clear what they represent ... Are they use case IDs? ... It is not clear what the number means but maybe it is not important.</text:span></text:p>
      <text:p text:style-name="P1"><text:span text:style-name="T1"><text:s text:c="8"/><text:tab/>So we have 6 events here, it says that we have 19 here though ... Oh sorry, you can scroll down to the other events.</text:span></text:p>
      <text:p text:style-name="P1"><text:span text:style-name="T1"><text:s text:c="8"/><text:tab/>These are the event dates. Given that this case study refers to patients, it would be important to know whether </text:span>these<text:span text:style-name="T1"> events refer to separate patients or whether there are multiple events per individual. That is important from </text:span>a statistical<text:span text:style-name="T1"> point of view.</text:span></text:p>
      <text:p text:style-name="P1"><text:span text:style-name="T1"><text:s text:c="8"/><text:tab/>Again, in the data sets used the eg: does not make sense here. Data set EEA, I guess an expert user might understand what the names mean but I guess these are the data sets that describe the environmental data. So I guess </text:span>it means<text:span text:style-name="T1"> something if you understand them.</text:span></text:p>
      <text:p text:style-name="P1"><text:span text:style-name="T1"><text:s text:c="8"/>c.ii Data Lineage</text:span></text:p>
      <text:p text:style-name="P1"><text:span text:style-name="T1"><text:s text:c="8"/><text:tab/>So that on first inspection seems to be the same. The data lineage and provenance seem to be the same ...</text:span></text:p>
      <text:p text:style-name="P1"><text:span text:style-name="T1"><text:s text:c="8"/><text:tab/>MODERATOR: Every time you click a button a new area is displayed below.</text:span></text:p>
      <text:p text:style-name="P1"><text:span text:style-name="T1"><text:s text:c="8"/><text:tab/>Oh okay, so this needs to be improved with a little information button.</text:span></text:p>
      <text:p text:style-name="P1"><text:soft-page-break/><text:span text:style-name="T1"><text:s text:c="8"/><text:tab/>What we are looking at here is like SPARQL code perhaps in RDF. I can see the query, so I would say it is the code underpinning the query.</text:span></text:p>
      <text:p text:style-name="P1"><text:span text:style-name="T1"><text:s text:c="8"/><text:tab/>This would be useful for a technical user who wants to understand exactly how the data was generated.</text:span></text:p>
      <text:p text:style-name="P1"><text:span text:style-name="T1"><text:s text:c="8"/>c.iii Full Metadata Exploration</text:span></text:p>
      <text:p text:style-name="P1"><text:span text:style-name="T1"><text:s text:c="8"/><text:tab/>Here we have the full metadata exploration.</text:span></text:p>
      <text:p text:style-name="P1"><text:span text:style-name="T1"><text:s text:c="8"/><text:tab/>So interesting that the agents are represented as an ORCID. It will not be a bad wait to do it assuming that person has an ORCID. It might be useful.</text:span></text:p>
      <text:p text:style-name="P1"><text:span text:style-name="T1"><text:s text:c="8"/><text:tab/>(The participant reads the full metadata text in detail showing interest in the content)</text:span></text:p>
      <text:p text:style-name="P1"><text:span text:style-name="T1"><text:s text:c="8"/><text:tab/>Storing the data like this in RDF is nice.</text:span></text:p>
      <text:p text:style-name="P1"><text:span text:style-name="T1"><text:s text:c="8"/><text:tab/>What we are missing here is the RDF for the event, how is that represented and linked to a patient. What the event and patients are in </text:span>a standardized<text:span text:style-name="T1"> ontology.</text:span></text:p>
      <text:p text:style-name="P1"><text:span text:style-name="T1"><text:s text:c="4"/>4.d Can you say aloud how many data sets were used for each event in the Data Provenance table?</text:span></text:p>
      <text:p text:style-name="P1"><text:span text:style-name="T1"><text:s text:c="4"/><text:tab/>4 data sets.</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The participant reads the data use comment)</text:span></text:p>
      <text:p text:style-name="P1"><text:span text:style-name="T1"><text:s text:c="4"/><text:tab/>(The participant reads the identification risk comment)</text:span></text:p>
      <text:p text:style-name="P1"><text:span text:style-name="T1"><text:s text:c="4"/><text:tab/>(The participant reads another description that i not the license)</text:span></text:p>
      <text:p text:style-name="P1"><text:span text:style-name="T1"><text:s text:c="4"/><text:tab/>MODERATOR: Would you mind reading right next to the text that has been highlighted in your text)</text:span></text:p>
      <text:p text:style-name="P1"><text:span text:style-name="T1"><text:s text:c="4"/><text:tab/>Oh, okay that is the license: creative commons. This is good for </text:span>reusability<text:span text:style-name="T1">.</text:span></text:p>
      <text:p text:style-name="P1"><text:span text:style-name="T1">5 Explore the data table displayed underneath the metadata buttons. </text:span></text:p>
      <text:p text:style-name="P1"><text:span text:style-name="T1"><text:s text:c="4"/>5.a Can you understand all the column headings when hovering over the abbreviations?</text:span></text:p>
      <text:p text:style-name="P1"><text:span text:style-name="T1"><text:s text:c="4"/><text:tab/>I see we have a series of environmental pollutants, pollution data is empty </text:span>apart<text:span text:style-name="T1"> from PM10. Otherwise, we would only have weather data.</text:span></text:p>
      <text:p text:style-name="P1"><text:span text:style-name="T1"><text:s text:c="4"/><text:tab/>There are occasionally some pollution values. That may be because there </text:span>is<text:span text:style-name="T1"> </text:span>no<text:span text:style-name="T1"> daily data, which highlights the importance of using interpolated data.</text:span></text:p>
      <text:p text:style-name="P1"><text:span text:style-name="T1"><text:s text:c="3"/><text:tab/>(The participant reads the column heading descriptions)</text:span></text:p>
      <text:p text:style-name="P1"><text:soft-page-break/><text:span text:style-name="T1"><text:s text:c="3"/><text:tab/>That is very nice. Some of the descriptions are missing or cut off so I am not sure if this is the end or not.</text:span></text:p>
      <text:p text:style-name="P1"><text:span text:style-name="T1"><text:s text:c="4"/>5.b Do you understand the meaning of the cell background colors?</text:span></text:p>
      <text:p text:style-name="P1"><text:span text:style-name="T1"><text:s text:c="4"/><text:tab/>So red means high values and blue low values based on a low and high Z-scores and assuming the data is normally distributed as advised above.</text:span></text:p>
      <text:p text:style-name="P1"><text:span text:style-name="T1"><text:s text:c="4"/>5.c Can you hide columns by using the eye icon next to the column heading or by using the ‘Toggle Columns’ button?</text:span></text:p>
      <text:p text:style-name="P1"><text:span text:style-name="T1"><text:s text:c="4"/><text:tab/>That seems enough to do that. The eye icon is not really like </text:span>an<text:span text:style-name="T1"> eye but I could guess it.</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Yes, it is very useful assuming that the events that we are studying and the environmental variables displayed are relevant to the experimental question. You are also listing here the events but it does not seem that all the events are listed here. Only a few of the events are listed, there were 19 events but only a few are </text:span>displayed<text:span text:style-name="T1">. It could be that there was no environmental data for it. I think that needs to be made clear.</text:span></text:p>
      <text:p text:style-name="P1"><text:span text:style-name="T1"><text:s text:c="4"/>5.e Say aloud if you would add any feature to the current display</text:span></text:p>
      <text:p text:style-name="P1"><text:span text:style-name="T1"><text:s text:c="4"/><text:tab/>I think you need to add a filtering based on the events in question. The rest I have </text:span>discussed the features as<text:span text:style-name="T1"> I went along really.</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Okay so we can select from a list of variables here. I will choose PM2.5.</text:span></text:p>
      <text:p text:style-name="P1"><text:span text:style-name="T1"><text:s text:c="4"/><text:tab/><text:tab/>I am going to get rid </text:span>of<text:span text:style-name="T1"> this metadata thing first.</text:span></text:p>
      <text:p text:style-name="P1"><text:span text:style-name="T1"><text:s text:c="4"/><text:tab/><text:tab/>MODERATOR: Could you please try another variable while I explore why PM2.5 is not working?</text:span></text:p>
      <text:p text:style-name="P1"><text:span text:style-name="T1"><text:s text:c="4"/><text:tab/><text:tab/>It does not seem to be working?</text:span></text:p>
      <text:p text:style-name="P1"><text:span text:style-name="T1"><text:s text:c="4"/><text:tab/><text:tab/>MODERATOR: What browser are you using?</text:span></text:p>
      <text:p text:style-name="P1"><text:span text:style-name="T1"><text:s text:c="4"/><text:tab/><text:tab/>Firefox</text:span></text:p>
      <text:p text:style-name="P1"><text:span text:style-name="T1"><text:s text:c="4"/><text:tab/><text:tab/>MODERATOR: Then, it should be fine.</text:span></text:p>
      <text:p text:style-name="P1"><text:span text:style-name="T1"><text:s text:c="4"/><text:tab/><text:tab/>The box plot is working though</text:span></text:p>
      <text:p text:style-name="P1"><text:soft-page-break/><text:span text:style-name="T1"><text:s text:c="4"/><text:tab/><text:tab/>MODERATOR: Let me restart one second. Could you refresh the website and submit another query please?</text:span></text:p>
      <text:p text:style-name="P1"><text:span text:style-name="T1"><text:s text:c="4"/><text:tab/><text:tab/>Okay so I will </text:span>login<text:span text:style-name="T1"> and submit another query.</text:span></text:p>
      <text:p text:style-name="P1"><text:span text:style-name="T1"><text:s text:c="4"/><text:tab/><text:tab/>MODERATOR: I would </text:span>advise<text:span text:style-name="T1"> to select a region with fewer data like Wexford.</text:span></text:p>
      <text:p text:style-name="P1"><text:span text:style-name="T1"><text:s text:c="4"/><text:tab/><text:tab/>Sure, I would sort the locations alphabetically.</text:span></text:p>
      <text:p text:style-name="P1"><text:span text:style-name="T1"><text:s text:c="4"/><text:tab/><text:tab/>Data seems to be dependent on where you are looking.</text:span></text:p>
      <text:p text:style-name="P1"><text:span text:style-name="T1"><text:s text:c="4"/><text:tab/><text:tab/>MODERATOR: Can you try temperature to see if the problem is the variable name selected?</text:span></text:p>
      <text:p text:style-name="P1"><text:span text:style-name="T1"><text:s text:c="4"/><text:tab/><text:tab/>It is working for temperature.</text:span></text:p>
      <text:p text:style-name="P1"><text:span text:style-name="T1"><text:s text:c="4"/><text:tab/><text:tab/>So we have relative time from the event -10, okay.</text:span></text:p>
      <text:p text:style-name="P1"><text:span text:style-name="T1"><text:s text:c="4"/><text:tab/><text:tab/>Now, I have all the events lined-up here. That is nice, you should be able to tell if there is a common environmental factor there within those ten days.</text:span></text:p>
      <text:p text:style-name="P1"><text:span text:style-name="T1"><text:s text:c="4"/><text:tab/><text:tab/>Then, perhaps it would line-up and you can visualize that.</text:span></text:p>
      <text:p text:style-name="P1"><text:span text:style-name="T1"><text:s text:c="4"/><text:tab/><text:tab/>This is the mean temperature reported.</text:span></text:p>
      <text:p text:style-name="P1"><text:span text:style-name="T1"><text:s text:c="4"/><text:tab/><text:tab/>We could include some controls in another query.</text:span></text:p>
      <text:p text:style-name="P1"><text:span text:style-name="T1"><text:s text:c="4"/><text:tab/><text:tab/>Did I </text:span>break<text:span text:style-name="T1"> the query again?</text:span></text:p>
      <text:p text:style-name="P1"><text:span text:style-name="T1"><text:s text:c="4"/><text:tab/><text:tab/>MODERATOR: It does not say anything in the log for now. There is another task, which is to run another query, so you won't have to do it again. I believe that if we stay with this amount of data we should be fine for the experiment.</text:span></text:p>
      <text:p text:style-name="P1"><text:span text:style-name="T1"><text:s text:c="4"/><text:tab/><text:tab/>I think it would be very helpful in this heat map to define the category for this events, which are no and definite. To see if there is an effect in the occurrence of the event.</text:span></text:p>
      <text:p text:style-name="P1"><text:span text:style-name="T1"><text:s text:c="4"/><text:tab/><text:tab/>That is the rain, seems to be working better now.</text:span></text:p>
      <text:p text:style-name="P1"><text:span text:style-name="T1"><text:s text:c="4"/><text:tab/><text:tab/>Let's try PM2.5 ... Well it does not like PM2.5.</text:span></text:p>
      <text:p text:style-name="P1"><text:span text:style-name="T1"><text:s text:c="4"/><text:tab/><text:tab/>Let's try NO2, again not working. So it must be the pollution ones.</text:span></text:p>
      <text:p text:style-name="P1"><text:span text:style-name="T1"><text:s text:c="4"/><text:tab/><text:tab/>There are some rainy days here and there.</text:span></text:p>
      <text:p text:style-name="P1"><text:span text:style-name="T1"><text:s text:c="4"/><text:tab/>Box plot</text:span></text:p>
      <text:p text:style-name="P1"><text:span text:style-name="T1"><text:s text:c="4"/><text:tab/><text:tab/>You are displaying a lot of pop ups there which are not very clear. Oh yes, the median, min, max and the quartiles.</text:span></text:p>
      <text:p text:style-name="P1"><text:soft-page-break/><text:span text:style-name="T1"><text:s text:c="4"/><text:tab/><text:tab/>Okay, although we submitted a query with the mean you are displaying the data as a box plot. This allows you to infer the median.</text:span></text:p>
      <text:p text:style-name="P1"><text:span text:style-name="T1"><text:s text:c="4"/><text:tab/><text:tab/>Okay, so this is the precipitation amount. However, it is not clear what it represents. Is it the amount over a period or a specific date?</text:span></text:p>
      <text:p text:style-name="P1"><text:span text:style-name="T1"><text:s text:c="4"/><text:tab/><text:tab/>I am assuming it </text:span>represents the<text:span text:style-name="T1"> median value for the whole observation period.</text:span></text:p>
      <text:p text:style-name="P1"><text:span text:style-name="T1"><text:s text:c="4"/><text:tab/><text:tab/>It also seems that there are more box plots that there are events, so one represents the mean and the other the median? It is not clear why there are more box plots. I think there are events in the Y-axis that are not displayed there. I think this is an issue with the size of the plot in the Y-axis.</text:span></text:p>
      <text:p text:style-name="P1"><text:span text:style-name="T1"><text:s text:c="4"/><text:tab/>Polar plot</text:span></text:p>
      <text:p text:style-name="P1"><text:span text:style-name="T1"><text:s text:c="4"/><text:tab/><text:tab/>Very pretty but I am not sure what it means though.</text:span></text:p>
      <text:p text:style-name="P1"><text:span text:style-name="T1"><text:s text:c="4"/><text:tab/><text:tab/>We have north, east, south and west.</text:span></text:p>
      <text:p text:style-name="P1"><text:span text:style-name="T1"><text:s text:c="4"/><text:tab/><text:tab/>We have presumably high and low rainfall but I don't see how this reflects or relates to the events that are occurring.</text:span></text:p>
      <text:p text:style-name="P1"><text:span text:style-name="T1"><text:s text:c="4"/><text:tab/><text:tab/>It looks </text:span>like<text:span text:style-name="T1"> it is reflecting wind speed also.</text:span></text:p>
      <text:p text:style-name="P1"><text:span text:style-name="T1"><text:s text:c="4"/><text:tab/><text:tab/>If we go for temperature, it does not work but it works for PM2.5.</text:span></text:p>
      <text:p text:style-name="P1"><text:span text:style-name="T1"><text:s text:c="4"/><text:tab/><text:tab/>So it </text:span>shows<text:span text:style-name="T1"> an </text:span>association<text:span text:style-name="T1"> between the wind direction and speed with the variable of interest.</text:span></text:p>
      <text:p text:style-name="P1"><text:span text:style-name="T1"><text:s text:c="4"/><text:tab/><text:tab/>It is hard to understand and it definitely needs an explanation of what it means.</text:span></text:p>
      <text:p text:style-name="P1"><text:span text:style-name="T1"><text:s text:c="4"/>6.c Say aloud if you would add any more visualizations to the current ones</text:span></text:p>
      <text:p text:style-name="P1"><text:span text:style-name="T1"><text:s text:c="4"/><text:tab/>I think I would like a scatter plot as it is more transparent on the data you know.</text:span></text:p>
      <text:p text:style-name="P1"><text:span text:style-name="T1"><text:s text:c="4"/><text:tab/>The box plot is useful though to show the min, median and max.</text:span></text:p>
      <text:p text:style-name="P1"><text:span text:style-name="T1">7 Submit one more query with different input options from the ones used before.</text:span></text:p>
      <text:p text:style-name="P1"><text:span text:style-name="T1"><text:tab/>I already did that. Easy to do.</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The first one used 4 data sets and this one uses 3. I can tell from the different variables presented to me that they are using different data sets, which is a big issue when you are comparing people across different areas.</text:span></text:p>
      <text:p text:style-name="P1"><text:span text:style-name="T1"><text:s text:c="8"/>a.ii Do both data sets (Q1 and Q2) have the same license?</text:span></text:p>
      <text:p text:style-name="P1"><text:soft-page-break/><text:span text:style-name="T1"><text:s text:c="8"/><text:tab/>Right, okay. It is just to go in here.</text:span></text:p>
      <text:p text:style-name="P1"><text:span text:style-name="T1"><text:s text:c="8"/><text:tab/>This one has a creative commons license, which is the same as the other one.</text:span></text:p>
      <text:p text:style-name="P1"><text:span text:style-name="T1"><text:s text:c="8"/>a.iii Which of the data tables (Q1 and Q2) seem to have more extreme values (i.e., more colored cell backgrounds)?</text:span></text:p>
      <text:p text:style-name="P1"><text:span text:style-name="T1"><text:s text:c="8"/><text:tab/>It is hard for me to say at the moment. I think to do that I would have to look at the data table.</text:span></text:p>
      <text:p text:style-name="P1"><text:span text:style-name="T1"><text:s text:c="8"/><text:tab/>MODERATOR: It is just more or less.</text:span></text:p>
      <text:p text:style-name="P1"><text:span text:style-name="T1"><text:s text:c="8"/><text:tab/>Again you are kind of assuming that you can compare them side by side it was hard to remember what the other query was.</text:span></text:p>
      <text:p text:style-name="P1"><text:span text:style-name="T1"><text:s text:c="4"/>7.b Choose one of the following plots from Heat map, Box Plot and Polar Plot tabs and compare aloud Q1 and Q2 plots.</text:span></text:p>
      <text:p text:style-name="P1"><text:span text:style-name="T1"><text:s text:c="4"/><text:tab/>Let's look at rain and if I change th</text:span>is, <text:span text:style-name="T1">does this automatically do it</text:span>?</text:p>
      <text:p text:style-name="P1"><text:span text:style-name="T1"><text:s text:c="4"/><text:tab/>MODERATOR: At the very top there are Q1 and Q2.</text:span></text:p>
      <text:p text:style-name="P1"><text:span text:style-name="T1"><text:s text:c="4"/><text:tab/>I see okay, </text:span>they<text:span text:style-name="T1"> are easy to compare there, I did not see Q1 and Q2. You can </text:span>even<text:span text:style-name="T1"> call that query 1 and query 2 to make it more obvious.</text:span></text:p>
      <text:p text:style-name="P1"><text:span text:style-name="T1"><text:s text:c="4"/>7.c Say aloud if you would add any other feature to help you comprehend better the data at this point</text:span></text:p>
      <text:p text:style-name="P1"><text:span text:style-name="T1"><text:s text:c="4"/><text:tab/>I think I have </text:span>said<text:span text:style-name="T1"> that as we went along.</text:span></text:p>
      <text:p text:style-name="P1"><text:span text:style-name="T1"><text:s text:c="4"/><text:tab/>It is very clear. With a few tweaks it is possible to explore the data quite nicely. It always comes back to what the question is and for me it is not very relevant in vasculitis but it might be relevant to another environmental researcher.</text:span></text:p>
      <text:p text:style-name="P1"><text:span text:style-name="T1">8 Export/download the metadata and data from the first query (Q1)</text:span></text:p>
      <text:p text:style-name="P1"><text:span text:style-name="T1"><text:s text:c="4"/>8.a FAIR data and metadata</text:span></text:p>
      <text:p text:style-name="P1"><text:span text:style-name="T1"><text:s text:c="4"/><text:tab/>Export the metadata and data, there it exports.</text:span></text:p>
      <text:p text:style-name="P1"><text:span text:style-name="T1"><text:s text:c="4"/><text:tab/>The FAIR data is saved as an XML file, which probably would be more accessible if you had a couple of options there like CSV.</text:span></text:p>
      <text:p text:style-name="P1"><text:span text:style-name="T1"><text:s text:c="4"/><text:tab/>I will try anyway to see what comes out of this, yes it is an RDF file. So I presume I can open that with the browser.</text:span></text:p>
      <text:p text:style-name="P1"><text:span text:style-name="T1"><text:s text:c="4"/><text:tab/>Okay, so I can explore that now.</text:span></text:p>
      <text:p text:style-name="P1"><text:span text:style-name="T1"><text:s text:c="4"/><text:tab/>Okay I will move on to the next task.</text:span></text:p>
      <text:p text:style-name="P1"><text:span text:style-name="T1"><text:s text:c="4"/><text:tab/>MODERATOR: Could you please complete the other sub tasks before moving on to the next task?</text:span></text:p>
      <text:p text:style-name="P1"><text:soft-page-break/><text:span text:style-name="T1"><text:s text:c="4"/><text:tab/>(The participant reads the sub tasks again)</text:span></text:p>
      <text:p text:style-name="P1"><text:span text:style-name="T1"><text:s text:c="4"/>8.b Data provenance and Data table as CSV files</text:span></text:p>
      <text:p text:style-name="P1"><text:span text:style-name="T1"><text:s text:c="4"/><text:tab/>This comes down as a file named data, which would be better if it is called data provenance as default even though I can change it.</text:span></text:p>
      <text:p text:style-name="P1"><text:span text:style-name="T1"><text:s text:c="4"/><text:tab/>That is very </text:span>straightforward<text:span text:style-name="T1">.</text:span></text:p>
      <text:p text:style-name="P1"><text:span text:style-name="T1"><text:s text:c="4"/><text:tab/>The data table itself. The CSV file which is again easily explorable which is easy to incorporate into an R script or something like that.</text:span></text:p>
      <text:p text:style-name="P1"><text:span text:style-name="T1"><text:s text:c="4"/>8.c Export all data tables at once in the ‘Download All’ tab in the left panel</text:span></text:p>
      <text:p text:style-name="P1"><text:span text:style-name="T1"><text:s text:c="4"/><text:tab/>This is saved as a zip file, good. That is easy.</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s, it would with the caveats I have described before, which is that a researcher will want to define their research question. They won't be interested in just exploring data. They want to be able to define the study and the events.</text:span></text:p>
      <text:p text:style-name="P1"><text:span text:style-name="T1"><text:s text:c="4"/><text:tab/>Presumably, from the location there should be an option to select all locations. In my case, I would like to get the data for all Ireland.</text:span></text:p>
      <text:p text:style-name="P1"><text:span text:style-name="T1"><text:s text:c="4"/><text:tab/>Yeah, I have given my </text:span>thoughts<text:span text:style-name="T1"> as we went along the way.</text:span></text:p>
      <text:p text:style-name="P1"><text:span text:style-name="T1">9 Finally, could you summarize verbally your </text:span>overall experience<text:span text:style-name="T1"> in completing these tasks using the SERDIF dashboard? </text:span></text:p>
      <text:p text:style-name="P1"><text:span text:style-name="T1"><text:tab/>I think there are a few little things that can be tweaked and a few little bugs here and there but </text:span>overall it is a very<text:span text:style-name="T1"> intuitive and easy to follow interface.</text:span></text:p>
      <text:p text:style-name="P1"><text:span text:style-name="T1"><text:tab/>So it is very nice, well done. The visualizations are nice and the data tables are very clear. You can also explore the data provenance very nicely. So that is a highly FAIR interfac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81" meta:word-count="3046" meta:character-count="17297" meta:non-whitespace-character-count="13555"/>
    <meta:generator>LibreOfficeDev/6.0.5.2$Linux_X86_64 LibreOffice_project/</meta:generator>
  </office:meta>
</office:document-meta>
</file>